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adce" officeooo:paragraph-rsid="000bad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lut,</text:p>
      <text:p text:style-name="P1"/>
      <text:p text:style-name="P1">Je vous ai déposé les sources de la base du projet.</text:p>
      <text:p text:style-name="P1"/>
      <text:p text:style-name="P1">Pour l'instant c'est juste l'application des explications de Baptiste.<text:line-break/>Impossible d'y ajouter notre thèmes css ?!?</text:p>
      <text:p text:style-name="P1"/>
      <text:p text:style-name="P1">Je pense qu'avec quelques copier/coller bien senti, on devrait pouvoir facilement faire les formulaires de saisie des Catégories, Utilisateurs...</text:p>
      <text:p text:style-name="P1"/>
      <text:p text:style-name="P1">Dans le fichier du formulaire, j'ai commenté les lignes des champs de jointure qui posent problèmes.</text:p>
      <text:p text:style-name="P1"/>
      <text:p text:style-name="P1">J'ai également joint la base de données si vous voulez tester avec 2 liens créé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5S</meta:editing-duration>
    <meta:editing-cycles>3</meta:editing-cycles>
    <meta:generator>LibreOffice/5.4.4.2$Windows_X86_64 LibreOffice_project/2524958677847fb3bb44820e40380acbe820f960</meta:generator>
    <dc:date>2018-05-18T02:30:55.036000000</dc:date>
    <meta:document-statistic meta:table-count="0" meta:image-count="0" meta:object-count="0" meta:page-count="1" meta:paragraph-count="6" meta:word-count="78" meta:character-count="497" meta:non-whitespace-character-count="425"/>
    <meta:user-defined meta:name="Info 1"/>
    <meta:user-defined meta:name="Info 2"/>
    <meta:user-defined meta:name="Info 3"/>
    <meta:user-defined meta:name="Info 4"/>
  </office:meta>
</office:document-meta>
</file>